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TextExtractorField.string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zyTextExtractorField.r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zyTextExtractorField.isExtractorFinis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TextExtractorField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TextExtractorField.binar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TextExtractorField.LazyTextExtractorField( String name , Reader reader , boolean store , boolean withOffse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TextExtractorField.tokenStre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